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yriadRegular" svg:font-family="MyriadRegular, 'Segoe UI', Arial, 'PingFang TC', 'Microsoft JhengHei', sans-serif"/>
    <style:font-face style:name="Source Serif Pro Black" svg:font-family="'Source Serif Pro Black'" style:font-adornments="Black" style:font-family-generic="roman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er">
      <style:text-properties officeooo:rsid="00102023" officeooo:paragraph-rsid="00102023"/>
    </style:style>
    <style:style style:name="P3" style:family="paragraph" style:list-style-name="WWNum14"/>
    <style:style style:name="P4" style:family="paragraph" style:parent-style-name="Lista_20_0b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officeooo:rsid="00102023" officeooo:paragraph-rsid="00102023"/>
    </style:style>
    <style:style style:name="P5" style:family="paragraph" style:parent-style-name="Lista_20_0b">
      <style:paragraph-properties fo:margin-left="0cm" fo:margin-right="0cm" fo:text-align="justify" style:justify-single-word="false" fo:text-indent="0cm" style:auto-text-indent="false"/>
      <style:text-properties fo:color="#000000" loext:opacity="100%" fo:font-size="12pt" fo:font-weight="normal" officeooo:rsid="00102023" officeooo:paragraph-rsid="00102023" style:font-size-asian="12pt" style:font-weight-asian="normal" style:font-size-complex="12pt" style:font-weight-complex="normal"/>
    </style:style>
    <style:style style:name="P6" style:family="paragraph" style:parent-style-name="Lista_20_0b" style:list-style-name="">
      <style:paragraph-properties fo:margin-left="0cm" fo:margin-right="0cm" fo:text-align="justify" style:justify-single-word="false" fo:text-indent="0cm" style:auto-text-indent="false"/>
      <style:text-properties fo:color="#000000" loext:opacity="100%" fo:font-size="12pt" fo:font-weight="normal" officeooo:rsid="00102023" officeooo:paragraph-rsid="00102023" style:font-size-asian="12pt" style:font-weight-asian="normal" style:font-size-complex="12pt" style:font-weight-complex="normal"/>
    </style:style>
    <style:style style:name="P7" style:family="paragraph" style:parent-style-name="Lista_20_0b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fo:font-size="12pt" fo:font-weight="bold" officeooo:rsid="00102023" officeooo:paragraph-rsid="00102023" style:font-size-asian="12pt" style:font-weight-asian="bold" style:font-size-complex="12pt" style:font-weight-complex="bold"/>
    </style:style>
    <style:style style:name="P8" style:family="paragraph" style:parent-style-name="Lista_20_0b" style:list-style-name="">
      <style:paragraph-properties fo:margin-left="0cm" fo:margin-right="0cm" fo:text-align="justify" style:justify-single-word="false" fo:text-indent="0cm" style:auto-text-indent="false"/>
      <style:text-properties fo:color="#000000" loext:opacity="100%" fo:font-size="12pt" fo:font-weight="bold" officeooo:rsid="00102023" officeooo:paragraph-rsid="00102023" style:font-size-asian="12pt" style:font-weight-asian="bold" style:font-size-complex="12pt" style:font-weight-complex="bold"/>
    </style:style>
    <style:style style:name="P9" style:family="paragraph" style:parent-style-name="Lista_20_0b" style:list-style-name="">
      <style:paragraph-properties fo:margin-left="0cm" fo:margin-right="0cm" fo:text-align="justify" style:justify-single-word="false" fo:text-indent="0cm" style:auto-text-indent="false"/>
      <style:text-properties fo:color="#000000" loext:opacity="100%" fo:font-size="12pt" fo:font-weight="bold" officeooo:rsid="00102023" officeooo:paragraph-rsid="00102023" style:font-size-asian="10.5pt" style:font-weight-asian="bold" style:font-size-complex="12pt" style:font-weight-complex="bold"/>
    </style:style>
    <style:style style:name="P10" style:family="paragraph" style:parent-style-name="Lista_20_0b" style:list-style-name=""/>
    <style:style style:name="P11" style:family="paragraph" style:parent-style-name="Lista_20_0b" style:list-style-name="">
      <style:paragraph-properties fo:text-align="justify" style:justify-single-word="false"/>
      <style:text-properties officeooo:paragraph-rsid="00102023"/>
    </style:style>
    <style:style style:name="P12" style:family="paragraph" style:parent-style-name="Lista_20_0b" style:list-style-name="L1">
      <style:paragraph-properties fo:margin-left="0cm" fo:margin-right="0cm" fo:text-align="justify" style:justify-single-word="false" fo:text-indent="0cm" style:auto-text-indent="false"/>
      <style:text-properties officeooo:paragraph-rsid="00102023"/>
    </style:style>
    <style:style style:name="P13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2023" officeooo:paragraph-rsid="00102023"/>
    </style:style>
    <style:style style:name="P16" style:family="paragraph" style:parent-style-name="mi_20_título1">
      <style:text-properties officeooo:paragraph-rsid="00102023"/>
    </style:style>
    <style:style style:name="P17" style:family="paragraph" style:parent-style-name="mi_20_título1">
      <style:paragraph-properties fo:margin-left="0cm" fo:margin-right="0cm" fo:text-indent="0cm" style:auto-text-indent="false"/>
      <style:text-properties officeooo:paragraph-rsid="00102023"/>
    </style:style>
    <style:style style:name="P18" style:family="paragraph" style:parent-style-name="mi_20_título1">
      <style:paragraph-properties fo:margin-left="0cm" fo:margin-right="0cm" fo:text-indent="0cm" style:auto-text-indent="false"/>
      <style:text-properties fo:font-size="12pt" officeooo:paragraph-rsid="00102023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0" style:family="paragraph">
      <loext:graphic-properties draw:fill="gradient" draw:fill-color="#34495e" draw:fill-gradient-name="Gradient_20_265"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79646" loext:opacity="100%" style:font-name="Arial" fo:font-size="11pt" style:font-size-asian="11pt"/>
    </style:style>
    <style:style style:name="T3" style:family="text">
      <style:text-properties fo:color="#f79646" loext:opacity="100%" fo:font-size="11pt" style:font-size-asian="11pt"/>
    </style:style>
    <style:style style:name="T4" style:family="text">
      <style:text-properties style:font-name="Arial" fo:font-size="10pt" style:font-size-asian="10pt" style:font-name-complex="Arial3" style:font-size-complex="10pt"/>
    </style:style>
    <style:style style:name="T5" style:family="text">
      <style:text-properties fo:font-size="8pt" style:font-size-asian="8pt"/>
    </style:style>
    <style:style style:name="T6" style:family="text">
      <style:text-properties fo:color="#000000" loext:opacity="100%" fo:font-size="12pt" fo:font-weight="normal" officeooo:rsid="00102023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f1111" loext:opacity="100%" style:font-name="Amazon Ember" fo:font-size="10.5pt" fo:letter-spacing="normal" fo:font-style="normal"/>
    </style:style>
    <style:style style:name="T10" style:family="text">
      <style:text-properties fo:font-variant="normal" fo:text-transform="none" fo:color="#0f1111" loext:opacity="100%" style:font-name="Amazon Ember" fo:font-size="10.5pt" fo:letter-spacing="normal" fo:font-style="normal" fo:font-weight="normal" officeooo:rsid="00102023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number>
    </text:list-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11.619cm" fo:min-width="17.069cm" fo:padding-top="0.131cm" fo:padding-bottom="0.131cm" fo:padding-left="0.25cm" fo:padding-right="0.25cm" fo:wrap-option="wrap" draw:shadow="visible" draw:shadow-offset-x="0.212cm" draw:shadow-offset-y="0.212cm" draw:shadow-color="#bf0041" draw:shadow-opacity="10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42385839" text:style-name="WWNum14">
        <text:list-header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><draw:custom-shape text:anchor-type="paragraph" draw:z-index="0" draw:name="Heavy-Metal 1" draw:style-name="gr1" draw:text-style-name="P20" svg:width="17.569cm" svg:height="11.881cm" svg:x="-0.522cm" svg:y="0.418cm"><text:p text:style-name="P19"><text:span text:style-name="T11">Hardware </text:span></text:p><text:p text:style-name="P19"><text:span text:style-name="T11">UD3</text:span></text:p><text:p text:style-name="P19"><text:span text:style-name="T11"><text:s/></text:span><text:span text:style-name="T11">Actividad 1</text:span></text:p><text:p text:style-name="P19"><text:span text:style-name="T11"><text:s/></text:span><text:span text:style-name="T11">Placa base <text:s text:c="2"/>y características- <text:s/>24-11-2023</text:span></text:p><text:p text:style-name="P19"><text:span text:style-name="T11">Sergio Formoso Costa</text:span></text:p><text:p text:style-name="P19"><text:span text:style-name="T11"/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  <text:p text:style-name="Lista_20_0b"/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355_835031988" text:style-name="Index_20_Link" text:visited-style-name="Index_20_Link">1. Placa Base<text:tab/>2</text:a></text:p>
          <text:p text:style-name="P1"><text:a xlink:type="simple" xlink:href="#__RefHeading___Toc367_835031988" text:style-name="Index_20_Link" text:visited-style-name="Index_20_Link">1.1 <text:s/>Modelo de la placa base<text:tab/>2</text:a></text:p>
          <text:p text:style-name="P1"><text:a xlink:type="simple" xlink:href="#__RefHeading___Toc369_835031988" text:style-name="Index_20_Link" text:visited-style-name="Index_20_Link">1.2 Enlace a manual de instrucciones:<text:tab/>2</text:a></text:p>
          <text:p text:style-name="P1"><text:a xlink:type="simple" xlink:href="#__RefHeading___Toc371_835031988" text:style-name="Index_20_Link" text:visited-style-name="Index_20_Link">2. Características Técnicas<text:tab/>2</text:a></text:p>
          <text:p text:style-name="P1"><text:a xlink:type="simple" xlink:href="#__RefHeading___Toc373_835031988" text:style-name="Index_20_Link" text:visited-style-name="Index_20_Link">2.1 <text:s/>Factor de forma:<text:tab/>3</text:a></text:p>
          <text:p text:style-name="P1"><text:a xlink:type="simple" xlink:href="#__RefHeading___Toc375_835031988" text:style-name="Index_20_Link" text:visited-style-name="Index_20_Link">2.2 Soket CPU:<text:tab/>3</text:a></text:p>
          <text:p text:style-name="P1"><text:a xlink:type="simple" xlink:href="#__RefHeading___Toc377_835031988" text:style-name="Index_20_Link" text:visited-style-name="Index_20_Link">2.3 <text:s/>Bancos de memoria:<text:tab/>3</text:a></text:p>
          <text:p text:style-name="P1"><text:a xlink:type="simple" xlink:href="#__RefHeading___Toc379_835031988" text:style-name="Index_20_Link" text:visited-style-name="Index_20_Link">3. Componentes Compatibles<text:tab/>3</text:a></text:p>
          <text:p text:style-name="P1"><text:a xlink:type="simple" xlink:href="#__RefHeading___Toc381_835031988" text:style-name="Index_20_Link" text:visited-style-name="Index_20_Link">3.1 Microprocesador<text:tab/>3</text:a></text:p>
          <text:p text:style-name="P1"><text:a xlink:type="simple" xlink:href="#__RefHeading___Toc383_835031988" text:style-name="Index_20_Link" text:visited-style-name="Index_20_Link">3.1.1 <text:s/>Sin Grafica: Intel Core i7-13700.<text:tab/>3</text:a></text:p>
          <text:p text:style-name="P1"><text:a xlink:type="simple" xlink:href="#__RefHeading___Toc385_835031988" text:style-name="Index_20_Link" text:visited-style-name="Index_20_Link">3.1.2 <text:s/>Con Grafica: Intel Core i5-13600K<text:tab/>3</text:a></text:p>
          <text:p text:style-name="P1"><text:a xlink:type="simple" xlink:href="#__RefHeading___Toc387_835031988" text:style-name="Index_20_Link" text:visited-style-name="Index_20_Link">3.2 Disipador con ventilador:<text:tab/>3</text:a></text:p>
          <text:p text:style-name="P1"><text:a xlink:type="simple" xlink:href="#__RefHeading___Toc389_835031988" text:style-name="Index_20_Link" text:visited-style-name="Index_20_Link">3.2.1 <text:s/>ventilador<text:tab/>3</text:a></text:p>
          <text:p text:style-name="P1"><text:a xlink:type="simple" xlink:href="#__RefHeading___Toc391_835031988" text:style-name="Index_20_Link" text:visited-style-name="Index_20_Link">3.2.2 <text:s/>sistema de atornillado<text:tab/>3</text:a></text:p>
          <text:p text:style-name="P1"><text:a xlink:type="simple" xlink:href="#__RefHeading___Toc393_835031988" text:style-name="Index_20_Link" text:visited-style-name="Index_20_Link">3.2.3 <text:s/>par de apriete de los tornillos<text:tab/>3</text:a></text:p>
          <text:p text:style-name="P1"><text:a xlink:type="simple" xlink:href="#__RefHeading___Toc395_835031988" text:style-name="Index_20_Link" text:visited-style-name="Index_20_Link">3.3 <text:s/>Pasta termica:<text:tab/>3</text:a></text:p>
        </text:index-body>
      </text:table-of-content>
      <text:p text:style-name="P11"/>
      <text:p text:style-name="P11"/>
      <text:p text:style-name="P11"/>
      <text:p text:style-name="P11"/>
      <text:list xml:id="list1404191975" text:style-name="WWNum3">
        <text:list-item>
          <text:h text:style-name="P16" text:outline-level="2"><text:bookmark-start text:name="__RefHeading___Toc355_835031988"/>Placa Base<text:bookmark-end text:name="__RefHeading___Toc355_835031988"/></text:h>
          <text:list>
            <text:list-item>
              <text:h text:style-name="mi_20_título1" text:outline-level="2"><text:bookmark-start text:name="__RefHeading___Toc367_835031988"/><text:s/>Modelo de la placa base<text:bookmark-end text:name="__RefHeading___Toc367_835031988"/></text:h>
            </text:list-item>
          </text:list>
        </text:list-item>
      </text:list>
      <text:list xml:id="list2819054923" text:style-name="L1">
        <text:list-header>
          <text:p text:style-name="P12"><text:span text:style-name="T6"><text:s text:c="2"/>ASUS - TUF GAMING B760-PLUS WIFI D4 </text:span></text:p>
          <text:p text:style-name="P12"><text:a xlink:type="simple" xlink:href="https://www.asus.com/es/motherboards-components/motherboards/tuf-gaming/tufgaming-b760-plus-wifi-d4/techspec/" text:style-name="Internet_20_link" text:visited-style-name="Visited_20_Internet_20_Link">https://www.asus.com/es/motherboards-components/motherboards/tuf-gaming/tufgaming-b760-plus-wifi-d4/techspec/</text:a> </text:p>
        </text:list-header>
      </text:list>
      <text:list xml:id="list145326340412664" text:continue-list="list1404191975" text:style-name="WWNum3">
        <text:list-item>
          <text:list>
            <text:list-item>
              <text:h text:style-name="mi_20_título1" text:outline-level="2"><text:bookmark-start text:name="__RefHeading___Toc369_835031988"/>Enlace a manual de instrucciones:<text:bookmark-end text:name="__RefHeading___Toc369_835031988"/></text:h>
            </text:list-item>
          </text:list>
        </text:list-item>
      </text:list>
      <text:list xml:id="list145327701053953" text:continue-list="list2819054923" text:style-name="L1">
        <text:list-header>
          <text:p text:style-name="P4"><text:a xlink:type="simple" xlink:href="https://dlcdnets.asus.com/pub/ASUS/mb/LGA1700/TUF_GAMING_B760M-PLUS_WIFI_D4/E21295_TUF_GAMING_B760M-PLUS_WIFI_D4_UM_WEB.pdf?model=TUF%20GAMING%20B760M-PLUS%20WIFI%20D4" text:style-name="Internet_20_link" text:visited-style-name="Visited_20_Internet_20_Link"><text:span text:style-name="T7">https://dlcdnets.asus.com/pub/ASUS/mb/LGA1700/TUF_GAMING_B760M-PLUS_WIFI_D4/E21295_TUF_GAMING_B760M-PLUS_WIFI_D4_UM_WEB.pdf?model=TUF%20GAMING%20B760M-PLUS%20WIFI%20D4</text:span></text:a><text:span text:style-name="T7"> </text:span></text:p>
        </text:list-header>
      </text:list>
      <text:list xml:id="list145326392552798" text:continue-list="list145326340412664" text:style-name="WWNum3">
        <text:list-item>
          <text:h text:style-name="mi_20_título1" text:outline-level="2"><text:bookmark-start text:name="__RefHeading___Toc371_835031988"/>Características Técnicas<text:bookmark-end text:name="__RefHeading___Toc371_835031988"/></text:h>
        </text:list-item>
      </text:list>
      <text:list xml:id="list145325719423618" text:continue-list="list145327701053953" text:style-name="L1">
        <text:list-header>
          <text:p text:style-name="P7"/>
        </text:list-header>
      </text:list>
      <text:list xml:id="list145327196140526" text:continue-list="list145326392552798" text:style-name="WWNum3">
        <text:list-item>
          <text:list>
            <text:list-item>
              <text:h text:style-name="mi_20_título1" text:outline-level="2"><text:bookmark-start text:name="__RefHeading___Toc373_835031988"/><text:soft-page-break/><text:s/>Factor de forma:<text:bookmark-end text:name="__RefHeading___Toc373_835031988"/></text:h>
            </text:list-item>
          </text:list>
        </text:list-item>
      </text:list>
      <text:list xml:id="list145327661614377" text:continue-list="list742385839" text:style-name="WWNum14">
        <text:list-header>
          <text:p text:style-name="P5"><text:span text:style-name="T1"><text:s/></text:span>ATX 12 inch x 9.6 inch ( 30.5 cm x 24.4 cm )</text:p>
        </text:list-header>
      </text:list>
      <text:list xml:id="list145326399936723" text:continue-list="list145327196140526" text:style-name="WWNum3">
        <text:list-item>
          <text:list>
            <text:list-item>
              <text:h text:style-name="mi_20_título1" text:outline-level="2"><text:bookmark-start text:name="__RefHeading___Toc375_835031988"/>Soket CPU:<text:bookmark-end text:name="__RefHeading___Toc375_835031988"/></text:h>
            </text:list-item>
          </text:list>
        </text:list-item>
      </text:list>
      <text:list xml:id="list145326176285924" text:continue-list="list145327661614377" text:style-name="WWNum14">
        <text:list-header>
          <text:p text:style-name="P5">LGA1700 for 13th Gen (1700 pines)</text:p>
        </text:list-header>
      </text:list>
      <text:list xml:id="list145327159370321" text:continue-list="list145326399936723" text:style-name="WWNum3">
        <text:list-item>
          <text:list>
            <text:list-item>
              <text:h text:style-name="mi_20_título1" text:outline-level="2"><text:bookmark-start text:name="__RefHeading___Toc377_835031988"/><text:s/>Bancos de memoria:<text:bookmark-end text:name="__RefHeading___Toc377_835031988"/></text:h>
            </text:list-item>
          </text:list>
        </text:list-item>
      </text:list>
      <text:list xml:id="list145326213755209" text:continue-list="list145326176285924" text:style-name="WWNum14">
        <text:list-header>
          <text:p text:style-name="P5">4 x DIMM, Max. 192GB, DDR4 </text:p>
          <text:p text:style-name="P5">Un-buffered Memory</text:p>
          <text:p text:style-name="P5">Dual Channel Memory Architecture</text:p>
        </text:list-header>
      </text:list>
      <text:p text:style-name="P6"/>
      <text:list xml:id="list145326754681205" text:continue-list="list145327159370321" text:style-name="WWNum3">
        <text:list-item>
          <text:h text:style-name="mi_20_título1" text:outline-level="2"><text:bookmark-start text:name="__RefHeading___Toc379_835031988"/>Componentes Compatibles<text:bookmark-end text:name="__RefHeading___Toc379_835031988"/></text:h>
          <text:list>
            <text:list-item>
              <text:h text:style-name="mi_20_título1" text:outline-level="2"><text:bookmark-start text:name="__RefHeading___Toc381_835031988"/>Microprocesador<text:bookmark-end text:name="__RefHeading___Toc381_835031988"/></text:h>
              <text:list>
                <text:list-item>
                  <text:h text:style-name="P16" text:outline-level="2"><text:bookmark-start text:name="__RefHeading___Toc383_835031988"/><text:s/>Sin Grafica:<text:span text:style-name="T8"> </text:span><text:bookmark-end text:name="__RefHeading___Toc383_835031988"/></text:h>
                  <text:h text:style-name="P17" text:outline-level="2"><text:span text:style-name="T7">Intel Core i7-13700</text:span><text:span text:style-name="T8">.</text:span></text:h>
                </text:list-item>
                <text:list-item>
                  <text:h text:style-name="P16" text:outline-level="2"><text:bookmark-start text:name="__RefHeading___Toc385_835031988"/><text:s/>Con Grafica: <text:bookmark-end text:name="__RefHeading___Toc385_835031988"/></text:h>
                  <text:h text:style-name="P18" text:outline-level="2"><text:span text:style-name="T8">Intel Core i5-13600K</text:span></text:h>
                </text:list-item>
              </text:list>
            </text:list-item>
            <text:list-item>
              <text:h text:style-name="mi_20_título1" text:outline-level="2"><text:bookmark-start text:name="__RefHeading___Toc387_835031988"/>Disipador con ventilador:<text:bookmark-end text:name="__RefHeading___Toc387_835031988"/></text:h>
              <text:list>
                <text:list-item>
                  <text:h text:style-name="mi_20_título1" text:outline-level="2"><text:bookmark-start text:name="__RefHeading___Toc389_835031988"/><text:s/>ventilador<text:bookmark-end text:name="__RefHeading___Toc389_835031988"/></text:h>
                </text:list-item>
              </text:list>
            </text:list-item>
          </text:list>
        </text:list-item>
      </text:list>
      <text:p text:style-name="P6">Noctua NH-D15 chromax.black </text:p>
      <text:p text:style-name="P6">velocidad MIN-300RPM </text:p>
      <text:p text:style-name="P6">velocidad MAX-1500RPM</text:p>
      <text:p text:style-name="P6"><text:s/>nivel de ruido con alta velocidad-24,6 dB</text:p>
      <text:p text:style-name="P6">compativilidad con aura sync (rgb)</text:p>
      <text:list xml:id="list145326150445409" text:continue-numbering="true" text:style-name="WWNum3">
        <text:list-item>
          <text:list>
            <text:list-item>
              <text:list>
                <text:list-item>
                  <text:h text:style-name="mi_20_título1" text:outline-level="2"><text:bookmark-start text:name="__RefHeading___Toc391_835031988"/><text:s/>sistema de atornillado<text:bookmark-end text:name="__RefHeading___Toc391_835031988"/></text:h>
                </text:list-item>
              </text:list>
            </text:list-item>
          </text:list>
        </text:list-item>
      </text:list>
      <text:p text:style-name="P6">Adaptador de montaje (incluido) y tornillos</text:p>
      <text:list xml:id="list145327138731982" text:continue-numbering="true" text:style-name="WWNum3">
        <text:list-item>
          <text:list>
            <text:list-item>
              <text:list>
                <text:list-item>
                  <text:h text:style-name="mi_20_título1" text:outline-level="2"><text:bookmark-start text:name="__RefHeading___Toc393_835031988"/><text:soft-page-break/><text:s/>par de apriete de los tornillos<text:bookmark-end text:name="__RefHeading___Toc393_835031988"/></text:h>
                </text:list-item>
              </text:list>
            </text:list-item>
          </text:list>
        </text:list-item>
      </text:list>
      <text:p text:style-name="P6">0.6 Nm</text:p>
      <text:list xml:id="list145325689971076" text:continue-numbering="true" text:style-name="WWNum3">
        <text:list-item>
          <text:list>
            <text:list-item>
              <text:h text:style-name="P16" text:outline-level="2"><text:s/>Pasta termica:</text:h>
              <text:h text:style-name="P17" text:outline-level="2"><text:s/><text:span text:style-name="T6">Thermal Grizzly-</text:span><text:span text:style-name="T10">12,5KW</text:span><text:span text:style-name="T6"> </text:span></text:h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8"><text:span text:style-name="T8"/></text:p>
      <text:p text:style-name="P6"/>
      <text:p text:style-name="P9"/>
      <text:p text:style-name="P6"/>
      <text:p text:style-name="P6"/>
      <text:list xml:id="list145325693052045" text:continue-list="list145326213755209" text:style-name="WWNum14">
        <text:list-header>
          <text:p text:style-name="P5"/>
          <text:p text:style-name="P5"/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yriadRegular" svg:font-family="MyriadRegular, 'Segoe UI', Arial, 'PingFang TC', 'Microsoft JhengHei', sans-serif"/>
    <style:font-face style:name="Source Serif Pro Black" svg:font-family="'Source Serif Pro Black'" style:font-adornments="Black" style:font-family-generic="roman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loext:hidden="true" style:hidden="true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loext:hidden="true" style:hidden="true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loext:hidden="true" style:hidden="true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3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.106cm" fo:margin-bottom="0.176cm" style:contextual-spacing="false" fo:text-indent="0cm" style:auto-text-indent="false"/>
    </style:style>
    <style:style style:name="comandos_20_e_20_instrucciones" style:display-name="comandos e instrucciones" style:family="paragraph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mi_20_título1" style:display-name="mi título1" style:family="paragraph" style:parent-style-name="Heading_20_1" style:default-outline-level="2">
      <style:paragraph-properties fo:padding-left="0cm" fo:padding-right="0cm" fo:padding-top="0cm" fo:padding-bottom="0.035cm" fo:border="none">
        <style:tab-stops>
          <style:tab-stop style:position="2.251cm"/>
        </style:tab-stops>
      </style:paragraph-properties>
      <style:text-properties fo:color="#000000" loext:opacity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3" style:font-family-complex="Arial" style:font-family-generic-complex="system" style:font-pitch-complex="variable" style:font-size-complex="1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02023" officeooo:paragraph-rsid="00102023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2023" officeooo:paragraph-rsid="00102023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style:font-name="Arial" fo:font-size="10pt" style:font-size-asian="10pt" style:font-name-complex="Arial3" style:font-size-complex="10pt"/>
    </style:style>
    <style:style style:name="MT2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ardware-UD3-Actividad 1 -Placa base y características</text:p>
      </style:header>
      <style:header-first>
        <text:p text:style-name="MP1"/>
      </style:header-first>
      <style:footer>
        <text:p text:style-name="MP2"><text:page-number text:select-page="current">4</text:page-number>/<text:page-count>4</text:page-count><text:span text:style-name="MT1"/></text:p>
      </style:footer>
      <style:footer-first>
        <text:p text:style-name="MP3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HW_UD3_ACT.01_FormosoCosta_Sergio_v.01.00.00.odt</text:file-name><text:tab/>Fecha de impresión <text:print-date style:data-style-name="N20112">七/十/A七 〇九:〇三:〇〇 午後</text:print-date></text:p>
      </style:header>
      <style:footer>
        <text:p text:style-name="Footer"><text:span text:style-name="page_20_number"><text:span text:style-name="MT2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ELTS</meta:initial-creator>
    <meta:editing-cycles>6</meta:editing-cycles>
    <meta:print-date>2004-10-07T21:03:00</meta:print-date>
    <meta:creation-date>2020-10-27T05:39:00</meta:creation-date>
    <dc:date>2023-11-24T14:53:25.431000000</dc:date>
    <meta:editing-duration>PT1H35M52S</meta:editing-duration>
    <meta:generator>LibreOffice/7.4.6.2$Windows_X86_64 LibreOffice_project/5b1f5509c2decdade7fda905e3e1429a67acd63d</meta:generator>
    <meta:document-statistic meta:table-count="0" meta:image-count="0" meta:object-count="0" meta:page-count="4" meta:paragraph-count="80" meta:word-count="283" meta:character-count="1733" meta:non-whitespace-character-count="1531"/>
    <meta:user-defined meta:name="AppVersion">16.0000</meta:user-defined>
    <meta:user-defined meta:name="Company">RUP</meta:user-defined>
    <meta:template xlink:type="simple" xlink:actuate="onRequest" xlink:title="__Plantilla Apuntes Clase 03.dotm" xlink:href=""/>
  </office:meta>
</office:document-meta>
</file>